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etorakenteiden harjoitustyö</text:p>
      <text:p text:style-name="P1">Prim Vs Kruskal</text:p>
      <text:p text:style-name="P1">Toteutusdokumentti</text:p>
      <text:p text:style-name="P1">Herkko Virolainen</text:p>
      <text:p text:style-name="P1">23.5.2011</text:p>
      <text:p text:style-name="Standard"/>
      <text:p text:style-name="Standard"/>
      <text:p text:style-name="Standard"/>
      <text:p text:style-name="Standard"/>
      <text:p text:style-name="Standard"/>
      <text:h text:style-name="Heading_20_2" text:outline-level="2">Yleistä</text:h>
      <text:p text:style-name="Standard">Dokumentin tarkoituksena on selkeyttää ohjelman toteutuksen yksityiskohtia. Dokumentti jakautuu 3 osaan. Ensimmäinen osa käsittelee Primin algoritmia, toinen Kruskalia ja kolmas kahden algoritmin vertailua. </text:p>
      <text:p text:style-name="Standard"/>
      <text:h text:style-name="Heading_20_2" text:outline-level="2">Primin algoritmi</text:h>
      <text:h text:style-name="Heading_20_3" text:outline-level="3">Yleistä</text:h>
      <text:p text:style-name="Text_20_body">Algoritmille annetaan suuntaamaton verkko kaksiulotteisena taulukkona, jossa on määritelty lähtösolmu, päätössolmu ja kaaren paino. Taulukon avulla muodostetaan vieruslista.</text:p>
      <text:p text:style-name="Text_20_body">Vieruslistasta otetaan ensimmainen solmu, ja lisätään kaikki sen vierussolmut minimikekoon. Tämän jälkeen keosta otetaan päällimmäinen ja lisätään sen vierussolmut kekoon, jos ne eivät jo siellä ole. Jos solmu on jo keossa, tarkistetaan pitääkö etäisyysarvoa päivittää ja tehdään tarvittaessa päivitys.</text:p>
      <text:p text:style-name="Text_20_body">Tätä jatketaan niin kauan kun keossa on solmuja.</text:p>
      <text:p text:style-name="Text_20_body"/>
      <text:h text:style-name="Heading_20_3" text:outline-level="3">Keko</text:h>
      <text:p text:style-name="Text_20_body">Primin algoritmissa keskeisenä tietorakenteena on keko, jonka toteutuksessa on joitakin erikoisuuksia. Keko muodostetaan sen mukaan kuinka suuri etäisyys keosta on rakennettavaan verkkoon. Tämän lisäksi keosta pitäisi löytää yksittäiset solmut. </text:p>
      <text:p text:style-name="Text_20_body"/>
      <text:h text:style-name="Heading_20_3" text:outline-level="3">Vieruslista</text:h>
      <text:p text:style-name="Text_20_body">Vieruslistaan lisätään kaikkki kaaret joita verkossa on. Vieruslista on käytännössä toteutettu taulukkona, joihin arvoiksi kelpaa </text:p>
      <text:h text:style-name="Heading_20_3" text:outline-level="3">Testaus</text:h>
      <text:p text:style-name="Text_20_body">Mitä luokkia testataan ja mite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kko </meta:initial-creator>
    <meta:creation-date>2011-05-23T14:18:27</meta:creation-date>
    <dc:date>2011-05-24T12:49:14</dc:date>
    <dc:creator>Herkko Virolainen</dc:creator>
    <meta:editing-duration>PT01H46M06S</meta:editing-duration>
    <meta:editing-cycles>5</meta:editing-cycles>
    <meta:generator>OpenOffice.org/3.2$Unix OpenOffice.org_project/320m12$Build-9483</meta:generator>
    <meta:document-statistic meta:table-count="0" meta:image-count="0" meta:object-count="0" meta:page-count="1" meta:paragraph-count="18" meta:word-count="153" meta:character-count="1276"/>
  </office:meta>
</office:document-meta>
</file>